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.1126in" fo:line-height="200%" fo:orphans="2" fo:widows="2" fo:padding="0in" fo:border="none"/>
    </style:style>
    <style:style style:name="T1" style:family="text">
      <style:text-properties fo:font-variant="normal" fo:text-transform="none" fo:color="#444444" style:font-name="Open Sans" fo:font-size="11.3500003814697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60552807337799876" text:style-name="L1">
        <text:list-item>
          <text:p text:style-name="P1"><text:span text:style-name="Emphasis"><text:span text:style-name="T1">WEB DEVELOPER who will bring the same approaches and methodologies that allowed me to thrive as a Senior Telephony Engineer and accomplished professional drummer for decades into the world of WebDev. Extreme versatility and diversity of thought is required.</text:span></text:span></text:p>
        </text:list-item>
        <text:list-item>
          <text:p text:style-name="P1"><text:span text:style-name="Emphasis"><text:span text:style-name="T1">The analytical approach of a designer combined with the improvisational approach of a jazz man, guaranteed to produce an excellent outcome for all projects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Chiappetta</meta:initial-creator>
    <meta:creation-date>2018-11-07T21:34:27</meta:creation-date>
    <dc:date>2018-11-07T21:51:47</dc:date>
    <dc:creator>Victor Chiappetta</dc:creator>
    <meta:editing-duration>PT1M10S</meta:editing-duration>
    <meta:editing-cycles>1</meta:editing-cycles>
    <meta:generator>OpenOffice/4.1.0$Unix OpenOffice.org_project/410m18$Build-9764</meta:generator>
    <meta:document-statistic meta:table-count="0" meta:image-count="0" meta:object-count="0" meta:page-count="1" meta:paragraph-count="2" meta:word-count="65" meta:character-count="415"/>
  </office:meta>
</office:document-meta>
</file>